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reader-title"/>CakeAdvent-2013: Local Development Environment using Vagrant and Virtualbox</text:h>
      <text:section text:style-name="Sect1" text:name="reader-header">
        <text:section text:style-name="Sect1" text:name="reader-credits">
          <text:p text:style-name="Text_20_body">by Jose Diaz-Gonzalez</text:p>
        </text:section>
      </text:section>
      <text:section text:style-name="Sect1" text:name="moz-reader-content">
        <text:p text:style-name="Standard"/>
        <text:section text:style-name="Sect1" text:name="readability-page-1">
          <text:p text:style-name="Text_20_body">One thing developers have issues with is setting up their local development environment. You install a piece of software, it breaks something, and then rolling back is annoying. Or perhaps you have a new laptop, and now you need to reinstall the entire kitchen sink.</text:p>
          <text:p text:style-name="Text_20_body">I’ve been using <text:a xlink:type="simple" xlink:href="http://www.vagrantup.com/" text:style-name="Internet_20_link" text:visited-style-name="Visited_20_Internet_20_Link">Vagrant</text:a> for the past few months to great success. Vagrant allows you to automate the creation and lifecycle of a virtual machine. You can <text:span text:style-name="Emphasis">provision</text:span> a new machine, automatically run code, and have a fully working environment in a few miinutes. The hard part is figuring out the exact steps needed to get your development environment up to speed.</text:p>
          <text:p text:style-name="Text_20_body">My Christmas gift to CakePHP developers is the <text:a xlink:type="simple" xlink:href="https://github.com/FriendsOfCake/vagrant-chef" text:style-name="Internet_20_link" text:visited-style-name="Visited_20_Internet_20_Link"><text:span text:style-name="Emphasis">FriendsOfCake/vagrant-chef</text:span></text:a> repository, a vagrant installation custom-built for CakePHP applications. It will automatically setup the following within a virtual machine:</text:p>
          <text:list xml:id="list505695854143934502" text:style-name="L1">
            <text:list-item>
              <text:p text:style-name="P3">Ubuntu 12.04 Precise Pangolin </text:p>
            </text:list-item>
            <text:list-item>
              <text:p text:style-name="P3">Ningx 1.1 </text:p>
            </text:list-item>
            <text:list-item>
              <text:p text:style-name="P3">PHP 5.5 </text:p>
            </text:list-item>
            <text:list-item>
              <text:p text:style-name="P3">Percona MySQL 5.5 </text:p>
            </text:list-item>
            <text:list-item>
              <text:p text:style-name="P3">Redis 2.8 </text:p>
            </text:list-item>
            <text:list-item>
              <text:p text:style-name="P3">Memcached 1.4 </text:p>
            </text:list-item>
            <text:list-item>
              <text:p text:style-name="P3">Git 1.7 </text:p>
            </text:list-item>
            <text:list-item>
              <text:p text:style-name="P1">Composer </text:p>
            </text:list-item>
          </text:list>
          <text:p text:style-name="Text_20_body">How do we do it?</text:p>
          <text:list xml:id="list8357669563173553067" text:style-name="L2">
            <text:list-item>
              <text:p text:style-name="P4">Install <text:a xlink:type="simple" xlink:href="http://www.vagrantup.com/downloads.html" text:style-name="Internet_20_link" text:visited-style-name="Visited_20_Internet_20_Link">Vagrant</text:a> </text:p>
            </text:list-item>
            <text:list-item>
              <text:p text:style-name="P4">Install <text:a xlink:type="simple" xlink:href="https://www.virtualbox.org/wiki/Downloads" text:style-name="Internet_20_link" text:visited-style-name="Visited_20_Internet_20_Link">Virtualbox</text:a> </text:p>
            </text:list-item>
            <text:list-item>
              <text:p text:style-name="P4"><text:span text:style-name="Source_20_Text">git clone https://github.com/FriendsOfCake/vagrant-chef.git</text:span> </text:p>
            </text:list-item>
            <text:list-item>
              <text:p text:style-name="P4"><text:span text:style-name="Source_20_Text">cd vagrant-chef</text:span> </text:p>
            </text:list-item>
            <text:list-item>
              <text:p text:style-name="P2"><text:span text:style-name="Source_20_Text">vagrant up</text:span> </text:p>
            </text:list-item>
          </text:list>
          <text:p text:style-name="Text_20_body">Once it’s up, you can simply replace your <text:span text:style-name="Source_20_Text">app</text:span> directory with your application and visit <text:span text:style-name="Source_20_Text">192.168.13.37</text:span>. Your application should be ready and raring to go!</text:p>
          <text:p text:style-name="Text_20_body">For more information, please visit the <text:a xlink:type="simple" xlink:href="https://github.com/FriendsOfCake/vagrant-chef" text:style-name="Internet_20_link" text:visited-style-name="Visited_20_Internet_20_Link"><text:span text:style-name="Emphasis">FriendsOfCake/vagrant-chef</text:span></text:a> repository! Happy Holidays!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4:21:03.805070271</meta:creation-date>
    <dc:date>2016-05-28T14:21:19.144277076</dc:date>
    <meta:editing-duration>PT15S</meta:editing-duration>
    <meta:editing-cycles>1</meta:editing-cycles>
    <meta:document-statistic meta:table-count="0" meta:image-count="0" meta:object-count="0" meta:page-count="1" meta:paragraph-count="21" meta:word-count="227" meta:character-count="1446" meta:non-whitespace-character-count="1240"/>
    <meta:generator>LibreOffice/5.0.5.2$Linux_X86_64 LibreOffice_project/00m0$Build-2</meta:generator>
  </office:meta>
</office:document-meta>
</file>